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end"/>
    </style:style>
    <style:style style:name="P2" style:family="paragraph">
      <style:paragraph-properties fo:margin-top="0.203cm" fo:margin-bottom="0cm" fo:line-height="100%" fo:text-align="end">
        <style:tab-stops/>
      </style:paragraph-properties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5.849cm" svg:height="0.963cm" svg:x="3.032cm" svg:y="5.625cm">
          <draw:text-box>
            <text:p>BindableDescriptor</text:p>
          </draw:text-box>
        </draw:frame>
        <draw:frame draw:style-name="gr1" xml:id="id2" draw:id="id2" draw:layer="layout" svg:width="5.751cm" svg:height="0.963cm" svg:x="11.759cm" svg:y="5.625cm">
          <draw:text-box>
            <text:p>AttributeDescriptor</text:p>
          </draw:text-box>
        </draw:frame>
        <draw:connector draw:style-name="gr2" draw:text-style-name="P1" draw:layer="layout" draw:type="line" svg:x1="8.881cm" svg:y1="6.106cm" svg:x2="11.759cm" svg:y2="6.106cm" draw:start-shape="id1" draw:start-glue-point="1" draw:end-shape="id2" svg:d="m8881 6106h2878">
          <text:p text:style-name="P1">*</text:p>
        </draw:connector>
        <draw:frame draw:style-name="gr1" xml:id="id3" draw:id="id3" draw:layer="layout" svg:width="5.603cm" svg:height="0.963cm" svg:x="3.032cm" svg:y="8.626cm">
          <draw:text-box>
            <text:p>BindableMetadata</text:p>
          </draw:text-box>
        </draw:frame>
        <draw:frame draw:style-name="gr1" xml:id="id4" draw:id="id4" draw:layer="layout" svg:width="5.506cm" svg:height="0.963cm" svg:x="11.759cm" svg:y="8.626cm">
          <draw:text-box>
            <text:p>AttributeMetadata</text:p>
          </draw:text-box>
        </draw:frame>
        <draw:connector draw:style-name="gr2" draw:text-style-name="P1" draw:layer="layout" draw:type="line" svg:x1="8.635cm" svg:y1="9.107cm" svg:x2="11.759cm" svg:y2="9.107cm" draw:start-shape="id3" draw:start-glue-point="1" draw:end-shape="id4" svg:d="m8635 9107h3124">
          <text:p text:style-name="P1">*</text:p>
        </draw:connector>
        <draw:frame draw:style-name="gr1" xml:id="id5" draw:id="id5" draw:layer="layout" svg:width="5.717cm" svg:height="0.963cm" svg:x="3.032cm" svg:y="11.626cm">
          <draw:text-box>
            <text:p>&lt;Clazz&gt;Descriptor</text:p>
          </draw:text-box>
        </draw:frame>
        <draw:frame draw:style-name="gr1" xml:id="id6" draw:id="id6" draw:layer="layout" svg:width="3.923cm" svg:height="0.963cm" svg:x="11.759cm" svg:y="11.626cm">
          <draw:text-box>
            <text:p>AttributeInfo</text:p>
          </draw:text-box>
        </draw:frame>
        <draw:connector draw:style-name="gr2" draw:text-style-name="P1" draw:layer="layout" draw:type="line" svg:x1="8.749cm" svg:y1="12.107cm" svg:x2="11.759cm" svg:y2="12.107cm" draw:start-shape="id5" draw:start-glue-point="1" draw:end-shape="id6" svg:d="m8749 12107h3010">
          <text:p text:style-name="P1">*</text:p>
        </draw:connector>
        <draw:line draw:style-name="gr3" draw:text-style-name="P2" draw:layer="layout" svg:x1="1.888cm" svg:y1="4.751cm" svg:x2="19.414cm" svg:y2="4.751cm">
          <text:p text:style-name="P2"><text:span text:style-name="T1"/></text:p>
          <text:p text:style-name="P2"><text:span text:style-name="T1">Instance (dynamic data)</text:span></text:p>
        </draw:line>
        <draw:line draw:style-name="gr3" draw:text-style-name="P2" draw:layer="layout" svg:x1="1.887cm" svg:y1="7.75cm" svg:x2="19.413cm" svg:y2="7.75cm">
          <text:p text:style-name="P2"><text:span text:style-name="T1"/></text:p>
          <text:p text:style-name="P2"><text:span text:style-name="T1">Class (static data + reflection, suitable for XML serialization)</text:span></text:p>
        </draw:line>
        <draw:line draw:style-name="gr3" draw:text-style-name="P2" draw:layer="layout" svg:x1="1.886cm" svg:y1="10.649cm" svg:x2="19.412cm" svg:y2="10.649cm">
          <text:p text:style-name="P2"><text:span text:style-name="T1"/></text:p>
          <text:p text:style-name="P2"><text:span text:style-name="T1">Class (generated static data)</text:span></text:p>
        </draw:line>
        <draw:frame draw:style-name="gr1" xml:id="id7" draw:id="id7" draw:layer="layout" svg:width="5.713cm" svg:height="0.963cm" svg:x="7.533cm" svg:y="9.627cm">
          <draw:text-box>
            <text:p>CommonMetadata</text:p>
          </draw:text-box>
        </draw:frame>
        <draw:connector draw:style-name="gr4" draw:text-style-name="P3" draw:layer="layout" draw:type="line" svg:x1="13.246cm" svg:y1="10.108cm" svg:x2="14.512cm" svg:y2="9.589cm" draw:start-shape="id7" draw:start-glue-point="1" draw:end-shape="id4" svg:d="m13246 10108 1266-519">
          <text:p/>
        </draw:connector>
        <draw:connector draw:style-name="gr4" draw:text-style-name="P3" draw:layer="layout" draw:type="line" svg:x1="7.533cm" svg:y1="10.108cm" svg:x2="5.833cm" svg:y2="9.589cm" draw:start-shape="id7" draw:start-glue-point="3" draw:end-shape="id3" draw:end-glue-point="2" svg:d="m7533 10108-1700-5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31T12:50:17.38</meta:creation-date>
    <dc:date>2012-08-31T12:57:45.33</dc:date>
    <meta:editing-duration>P0D</meta:editing-duration>
    <meta:editing-cycles>1</meta:editing-cycles>
    <meta:document-statistic meta:object-count="15"/>
    <meta:generator>LibreOffice/3.5$Windows_x86 LibreOffice_project/165a79a-7059095-e13bb37-fef39a4-9503d18</meta:generator>
  </office:meta>
</office:document-meta>
</file>